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99cm"/>
    </style:style>
    <style:style style:name="co2" style:family="table-column">
      <style:table-column-properties fo:break-before="auto" style:column-width="4.02cm"/>
    </style:style>
    <style:style style:name="co3" style:family="table-column">
      <style:table-column-properties fo:break-before="auto" style:column-width="3.9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colis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Cantidad de elementos</text:p>
          </table:table-cell>
          <table:table-cell office:value-type="string" calcext:value-type="string">
            <text:p><text:s/>Cantidad de colisiones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2500" calcext:value-type="float">
            <text:p>25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2500" calcext:value-type="float">
            <text:p>25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2500" calcext:value-type="float">
            <text:p>25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2500" calcext:value-type="float">
            <text:p>25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2500" calcext:value-type="float">
            <text:p>25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2500" calcext:value-type="float">
            <text:p>25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2500" calcext:value-type="float">
            <text:p>25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2500" calcext:value-type="float">
            <text:p>25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5000" calcext:value-type="float">
            <text:p>50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5000" calcext:value-type="float">
            <text:p>500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5000" calcext:value-type="float">
            <text:p>500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5000" calcext:value-type="float">
            <text:p>50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5000" calcext:value-type="float">
            <text:p>5000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5000" calcext:value-type="float">
            <text:p>500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5000" calcext:value-type="float">
            <text:p>500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5000" calcext:value-type="float">
            <text:p>500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7500" calcext:value-type="float">
            <text:p>7500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7500" calcext:value-type="float">
            <text:p>750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7500" calcext:value-type="float">
            <text:p>7500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7500" calcext:value-type="float">
            <text:p>750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7500" calcext:value-type="float">
            <text:p>7500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7500" calcext:value-type="float">
            <text:p>7500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7500" calcext:value-type="float">
            <text:p>7500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7500" calcext:value-type="float">
            <text:p>7500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0000" calcext:value-type="float">
            <text:p>10000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0000" calcext:value-type="float">
            <text:p>10000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0000" calcext:value-type="float">
            <text:p>10000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0000" calcext:value-type="float">
            <text:p>10000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0000" calcext:value-type="float">
            <text:p>10000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0000" calcext:value-type="float">
            <text:p>10000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0000" calcext:value-type="float">
            <text:p>10000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0000" calcext:value-type="float">
            <text:p>10000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2500" calcext:value-type="float">
            <text:p>12500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2500" calcext:value-type="float">
            <text:p>12500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2500" calcext:value-type="float">
            <text:p>12500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2500" calcext:value-type="float">
            <text:p>12500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2500" calcext:value-type="float">
            <text:p>12500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2500" calcext:value-type="float">
            <text:p>12500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2500" calcext:value-type="float">
            <text:p>12500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2500" calcext:value-type="float">
            <text:p>12500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5000" calcext:value-type="float">
            <text:p>15000</text:p>
          </table:table-cell>
          <table:table-cell office:value-type="float" office:value="8552" calcext:value-type="float">
            <text:p>8552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5000" calcext:value-type="float">
            <text:p>15000</text:p>
          </table:table-cell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5000" calcext:value-type="float">
            <text:p>15000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5000" calcext:value-type="float">
            <text:p>15000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5000" calcext:value-type="float">
            <text:p>15000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5000" calcext:value-type="float">
            <text:p>15000</text:p>
          </table:table-cell>
          <table:table-cell office:value-type="float" office:value="6732" calcext:value-type="float">
            <text:p>6732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5000" calcext:value-type="float">
            <text:p>15000</text:p>
          </table:table-cell>
          <table:table-cell office:value-type="float" office:value="7328" calcext:value-type="float">
            <text:p>7328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5000" calcext:value-type="float">
            <text:p>15000</text:p>
          </table:table-cell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7500" calcext:value-type="float">
            <text:p>17500</text:p>
          </table:table-cell>
          <table:table-cell office:value-type="float" office:value="14364" calcext:value-type="float">
            <text:p>14364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7500" calcext:value-type="float">
            <text:p>17500</text:p>
          </table:table-cell>
          <table:table-cell office:value-type="float" office:value="10271" calcext:value-type="float">
            <text:p>10271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7500" calcext:value-type="float">
            <text:p>17500</text:p>
          </table:table-cell>
          <table:table-cell office:value-type="float" office:value="11209" calcext:value-type="float">
            <text:p>11209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7500" calcext:value-type="float">
            <text:p>17500</text:p>
          </table:table-cell>
          <table:table-cell office:value-type="float" office:value="4566" calcext:value-type="float">
            <text:p>4566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7500" calcext:value-type="float">
            <text:p>17500</text:p>
          </table:table-cell>
          <table:table-cell office:value-type="float" office:value="14288" calcext:value-type="float">
            <text:p>14288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7500" calcext:value-type="float">
            <text:p>17500</text:p>
          </table:table-cell>
          <table:table-cell office:value-type="float" office:value="10292" calcext:value-type="float">
            <text:p>10292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7500" calcext:value-type="float">
            <text:p>17500</text:p>
          </table:table-cell>
          <table:table-cell office:value-type="float" office:value="11233" calcext:value-type="float">
            <text:p>11233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7500" calcext:value-type="float">
            <text:p>17500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20000" calcext:value-type="float">
            <text:p>20000</text:p>
          </table:table-cell>
          <table:table-cell office:value-type="float" office:value="24377" calcext:value-type="float">
            <text:p>24377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20000" calcext:value-type="float">
            <text:p>20000</text:p>
          </table:table-cell>
          <table:table-cell office:value-type="float" office:value="15728" calcext:value-type="float">
            <text:p>15728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20000" calcext:value-type="float">
            <text:p>20000</text:p>
          </table:table-cell>
          <table:table-cell office:value-type="float" office:value="16973" calcext:value-type="float">
            <text:p>16973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20000" calcext:value-type="float">
            <text:p>20000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20000" calcext:value-type="float">
            <text:p>20000</text:p>
          </table:table-cell>
          <table:table-cell office:value-type="float" office:value="24526" calcext:value-type="float">
            <text:p>24526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20000" calcext:value-type="float">
            <text:p>20000</text:p>
          </table:table-cell>
          <table:table-cell office:value-type="float" office:value="15747" calcext:value-type="float">
            <text:p>15747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20000" calcext:value-type="float">
            <text:p>20000</text:p>
          </table:table-cell>
          <table:table-cell office:value-type="float" office:value="16980" calcext:value-type="float">
            <text:p>16980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20000" calcext:value-type="float">
            <text:p>20000</text:p>
          </table:table-cell>
          <table:table-cell office:value-type="float" office:value="5915" calcext:value-type="float">
            <text:p>5915</text:p>
          </table:table-cell>
        </table:table-row>
      </table:table>
      <table:table table:name="Tabla dinámica_test_colisiones_1" table:style-name="ta1">
        <table:shapes>
          <draw:frame draw:z-index="0" draw:style-name="gr1" draw:text-style-name="P1" svg:width="15.999cm" svg:height="8.999cm" svg:x="23.297cm" svg:y="0.681cm">
            <draw:object draw:notify-on-update-of-ranges="PT@categories PT@label 0 PT@data 0 PT@label 1 PT@data 1 PT@label 2 PT@data 2 PT@label 3 PT@data 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2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Cantidad de colisiones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3"/>
          <table:table-cell table:style-name="ce22"/>
        </table:table-row>
        <table:table-row table:style-name="ro1">
          <table:table-cell table:style-name="ce2" office:value-type="string" calcext:value-type="string">
            <text:p><text:s/>Cantidad de elementos</text:p>
          </table:table-cell>
          <table:table-cell table:style-name="ce7" office:value-type="string" calcext:value-type="string">
            <text:p>Chaining by username</text:p>
          </table:table-cell>
          <table:table-cell table:style-name="ce13" office:value-type="string" calcext:value-type="string">
            <text:p>Double by username</text:p>
          </table:table-cell>
          <table:table-cell table:style-name="ce13" office:value-type="string" calcext:value-type="string">
            <text:p>Linear by username</text:p>
          </table:table-cell>
          <table:table-cell table:style-name="ce13" office:value-type="string" calcext:value-type="string">
            <text:p>Quadratic by username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05.75" calcext:value-type="float">
            <text:p>105,7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3" calcext:value-type="float">
            <text:p>403</text:p>
          </table:table-cell>
          <table:table-cell office:value-type="float" office:value="483" calcext:value-type="float">
            <text:p>483</text:p>
          </table:table-cell>
          <table:table-cell office:value-type="float" office:value="531" calcext:value-type="float">
            <text:p>531</text:p>
          </table:table-cell>
          <table:table-cell office:value-type="float" office:value="504" calcext:value-type="float">
            <text:p>504</text:p>
          </table:table-cell>
          <table:table-cell office:value-type="float" office:value="480.25" calcext:value-type="float">
            <text:p>480,2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79" calcext:value-type="float">
            <text:p>879</text:p>
          </table:table-cell>
          <table:table-cell office:value-type="float" office:value="1183" calcext:value-type="float">
            <text:p>1183</text:p>
          </table:table-cell>
          <table:table-cell office:value-type="float" office:value="1287" calcext:value-type="float">
            <text:p>1287</text:p>
          </table:table-cell>
          <table:table-cell office:value-type="float" office:value="1262" calcext:value-type="float">
            <text:p>1262</text:p>
          </table:table-cell>
          <table:table-cell office:value-type="float" office:value="1152.75" calcext:value-type="float">
            <text:p>1152,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98" calcext:value-type="float">
            <text:p>1498</text:p>
          </table:table-cell>
          <table:table-cell office:value-type="float" office:value="2213" calcext:value-type="float">
            <text:p>2213</text:p>
          </table:table-cell>
          <table:table-cell office:value-type="float" office:value="2533" calcext:value-type="float">
            <text:p>2533</text:p>
          </table:table-cell>
          <table:table-cell office:value-type="float" office:value="2396" calcext:value-type="float">
            <text:p>2396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415" calcext:value-type="float">
            <text:p>2415</text:p>
          </table:table-cell>
          <table:table-cell office:value-type="float" office:value="4072" calcext:value-type="float">
            <text:p>4072</text:p>
          </table:table-cell>
          <table:table-cell office:value-type="float" office:value="4899" calcext:value-type="float">
            <text:p>4899</text:p>
          </table:table-cell>
          <table:table-cell office:value-type="float" office:value="4446" calcext:value-type="float">
            <text:p>4446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465" calcext:value-type="float">
            <text:p>3465</text:p>
          </table:table-cell>
          <table:table-cell office:value-type="float" office:value="6732" calcext:value-type="float">
            <text:p>6732</text:p>
          </table:table-cell>
          <table:table-cell office:value-type="float" office:value="8550" calcext:value-type="float">
            <text:p>8550</text:p>
          </table:table-cell>
          <table:table-cell office:value-type="float" office:value="7328" calcext:value-type="float">
            <text:p>7328</text:p>
          </table:table-cell>
          <table:table-cell office:value-type="float" office:value="6518.75" calcext:value-type="float">
            <text:p>6518,7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4611" calcext:value-type="float">
            <text:p>4611</text:p>
          </table:table-cell>
          <table:table-cell office:value-type="float" office:value="10292" calcext:value-type="float">
            <text:p>10292</text:p>
          </table:table-cell>
          <table:table-cell office:value-type="float" office:value="14288" calcext:value-type="float">
            <text:p>14288</text:p>
          </table:table-cell>
          <table:table-cell office:value-type="float" office:value="11233" calcext:value-type="float">
            <text:p>11233</text:p>
          </table:table-cell>
          <table:table-cell office:value-type="float" office:value="10106" calcext:value-type="float">
            <text:p>1010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10" office:value-type="float" office:value="5915" calcext:value-type="float">
            <text:p>5915</text:p>
          </table:table-cell>
          <table:table-cell table:style-name="ce16" office:value-type="float" office:value="15747" calcext:value-type="float">
            <text:p>15747</text:p>
          </table:table-cell>
          <table:table-cell table:style-name="ce16" office:value-type="float" office:value="24526" calcext:value-type="float">
            <text:p>24526</text:p>
          </table:table-cell>
          <table:table-cell table:style-name="ce20" office:value-type="float" office:value="16980" calcext:value-type="float">
            <text:p>16980</text:p>
          </table:table-cell>
          <table:table-cell table:style-name="ce26" office:value-type="float" office:value="15792" calcext:value-type="float">
            <text:p>15792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2142.66666666667" calcext:value-type="float">
            <text:p>2142,66666666667</text:p>
          </table:table-cell>
          <table:table-cell table:style-name="ce17" office:value-type="float" office:value="4536.22222222222" calcext:value-type="float">
            <text:p>4536,22222222222</text:p>
          </table:table-cell>
          <table:table-cell table:style-name="ce17" office:value-type="float" office:value="6302.66666666667" calcext:value-type="float">
            <text:p>6302,66666666667</text:p>
          </table:table-cell>
          <table:table-cell table:style-name="ce21" office:value-type="float" office:value="4917.77777777778" calcext:value-type="float">
            <text:p>4917,77777777778</text:p>
          </table:table-cell>
          <table:table-cell table:style-name="ce27" office:value-type="float" office:value="4474.83333333333" calcext:value-type="float">
            <text:p>4474,83333333333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test_colisiones_1'.A1:'Tabla dinámica_test_colisiones_1'.F12" table:buttons="'Tabla dinámica_test_colisiones_1'.A2 'Tabla dinámica_test_colisiones_1'.B1" table:show-filter-button="false" table:drill-down-on-double-click="false">
          <table:source-cell-range table:cell-range-address="test_colisiones.A1:test_colisiones.C73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 by userid" table:display="false" table:show-details="true"/>
                <table:data-pilot-member table:name="Chaining by username" table:display="true" table:show-details="true"/>
                <table:data-pilot-member table:name="Double by userid" table:display="false" table:show-details="true"/>
                <table:data-pilot-member table:name="Double by username" table:display="true" table:show-details="true"/>
                <table:data-pilot-member table:name="Linear by userid" table:display="false" table:show-details="true"/>
                <table:data-pilot-member table:name="Linear by username" table:display="true" table:show-details="true"/>
                <table:data-pilot-member table:name="Quadratic by userid" table:display="false" table:show-details="true"/>
                <table:data-pilot-member table:name="Quadratic by userna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Cantidad de elementos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75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2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Cantidad de colisiones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98" table:display="true" table:show-details="true"/>
                <table:data-pilot-member table:name="104" table:display="true" table:show-details="true"/>
                <table:data-pilot-member table:name="106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389" table:display="true" table:show-details="true"/>
                <table:data-pilot-member table:name="403" table:display="true" table:show-details="true"/>
                <table:data-pilot-member table:name="470" table:display="true" table:show-details="true"/>
                <table:data-pilot-member table:name="483" table:display="true" table:show-details="true"/>
                <table:data-pilot-member table:name="494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31" table:display="true" table:show-details="true"/>
                <table:data-pilot-member table:name="844" table:display="true" table:show-details="true"/>
                <table:data-pilot-member table:name="879" table:display="true" table:show-details="true"/>
                <table:data-pilot-member table:name="1152" table:display="true" table:show-details="true"/>
                <table:data-pilot-member table:name="1183" table:display="true" table:show-details="true"/>
                <table:data-pilot-member table:name="1218" table:display="true" table:show-details="true"/>
                <table:data-pilot-member table:name="1247" table:display="true" table:show-details="true"/>
                <table:data-pilot-member table:name="1262" table:display="true" table:show-details="true"/>
                <table:data-pilot-member table:name="1287" table:display="true" table:show-details="true"/>
                <table:data-pilot-member table:name="1451" table:display="true" table:show-details="true"/>
                <table:data-pilot-member table:name="1498" table:display="true" table:show-details="true"/>
                <table:data-pilot-member table:name="2213" table:display="true" table:show-details="true"/>
                <table:data-pilot-member table:name="2249" table:display="true" table:show-details="true"/>
                <table:data-pilot-member table:name="2346" table:display="true" table:show-details="true"/>
                <table:data-pilot-member table:name="2395" table:display="true" table:show-details="true"/>
                <table:data-pilot-member table:name="2396" table:display="true" table:show-details="true"/>
                <table:data-pilot-member table:name="2415" table:display="true" table:show-details="true"/>
                <table:data-pilot-member table:name="2509" table:display="true" table:show-details="true"/>
                <table:data-pilot-member table:name="2533" table:display="true" table:show-details="true"/>
                <table:data-pilot-member table:name="3445" table:display="true" table:show-details="true"/>
                <table:data-pilot-member table:name="3465" table:display="true" table:show-details="true"/>
                <table:data-pilot-member table:name="4072" table:display="true" table:show-details="true"/>
                <table:data-pilot-member table:name="4155" table:display="true" table:show-details="true"/>
                <table:data-pilot-member table:name="4387" table:display="true" table:show-details="true"/>
                <table:data-pilot-member table:name="4446" table:display="true" table:show-details="true"/>
                <table:data-pilot-member table:name="4566" table:display="true" table:show-details="true"/>
                <table:data-pilot-member table:name="4611" table:display="true" table:show-details="true"/>
                <table:data-pilot-member table:name="4891" table:display="true" table:show-details="true"/>
                <table:data-pilot-member table:name="4899" table:display="true" table:show-details="true"/>
                <table:data-pilot-member table:name="5905" table:display="true" table:show-details="true"/>
                <table:data-pilot-member table:name="5915" table:display="true" table:show-details="true"/>
                <table:data-pilot-member table:name="6732" table:display="true" table:show-details="true"/>
                <table:data-pilot-member table:name="6774" table:display="true" table:show-details="true"/>
                <table:data-pilot-member table:name="7270" table:display="true" table:show-details="true"/>
                <table:data-pilot-member table:name="7328" table:display="true" table:show-details="true"/>
                <table:data-pilot-member table:name="8550" table:display="true" table:show-details="true"/>
                <table:data-pilot-member table:name="8552" table:display="true" table:show-details="true"/>
                <table:data-pilot-member table:name="10271" table:display="true" table:show-details="true"/>
                <table:data-pilot-member table:name="10292" table:display="true" table:show-details="true"/>
                <table:data-pilot-member table:name="11209" table:display="true" table:show-details="true"/>
                <table:data-pilot-member table:name="11233" table:display="true" table:show-details="true"/>
                <table:data-pilot-member table:name="14288" table:display="true" table:show-details="true"/>
                <table:data-pilot-member table:name="14364" table:display="true" table:show-details="true"/>
                <table:data-pilot-member table:name="15728" table:display="true" table:show-details="true"/>
                <table:data-pilot-member table:name="15747" table:display="true" table:show-details="true"/>
                <table:data-pilot-member table:name="16973" table:display="true" table:show-details="true"/>
                <table:data-pilot-member table:name="16980" table:display="true" table:show-details="true"/>
                <table:data-pilot-member table:name="24377" table:display="true" table:show-details="true"/>
                <table:data-pilot-member table:name="245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3T17:53:02.009340696</dc:date>
    <meta:editing-duration>PT59S</meta:editing-duration>
    <meta:editing-cycles>1</meta:editing-cycles>
    <meta:document-statistic meta:table-count="2" meta:cell-count="287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0.931cm" svg:y="2.542cm" style:legend-expansion="high" chart:style-name="ch2"/>
        <chart:plot-area chart:style-name="ch3" table:cell-range-address="PivotChart" chart:data-source-has-labels="column" svg:x="0.32cm" svg:y="0.18cm" svg:width="10.291cm" svg:height="7.74cm">
          <chart:coordinate-region svg:x="1.566cm" svg:y="0.382cm" svg:width="8.546cm" svg:height="6.88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9"/>
          </chart:series>
          <chart:series chart:style-name="ch7" chart:values-cell-range-address="PT@data 1" chart:label-cell-address="PT@label 1" chart:class="chart:line">
            <chart:data-point chart:repeated="9"/>
          </chart:series>
          <chart:series chart:style-name="ch8" chart:values-cell-range-address="PT@data 2" chart:label-cell-address="PT@label 2" chart:class="chart:line">
            <chart:data-point chart:repeated="9"/>
          </chart:series>
          <chart:series chart:style-name="ch9" chart:values-cell-range-address="PT@data 3" chart:label-cell-address="PT@label 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 by username</text:p>
                <draw:g>
                  <svg:desc>PT@label 0</svg:desc>
                </draw:g>
              </table:table-cell>
              <table:table-cell office:value-type="string">
                <text:p>Double by username</text:p>
                <draw:g>
                  <svg:desc>PT@label 1</svg:desc>
                </draw:g>
              </table:table-cell>
              <table:table-cell office:value-type="string">
                <text:p>Linear by username</text:p>
                <draw:g>
                  <svg:desc>PT@label 2</svg:desc>
                </draw:g>
              </table:table-cell>
              <table:table-cell office:value-type="string">
                <text:p>Quadratic by username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PT@categories</svg:desc>
                </draw:g>
              </table:table-cell>
              <table:table-cell office:value-type="float" office:value="0">
                <text:p>0</text:p>
                <draw:g>
                  <svg:desc>PT@data 0</svg:desc>
                </draw:g>
              </table:table-cell>
              <table:table-cell office:value-type="float" office:value="0">
                <text:p>0</text:p>
                <draw:g>
                  <svg:desc>PT@data 1</svg:desc>
                </draw:g>
              </table:table-cell>
              <table:table-cell office:value-type="float" office:value="0">
                <text:p>0</text:p>
                <draw:g>
                  <svg:desc>PT@data 2</svg:desc>
                </draw:g>
              </table:table-cell>
              <table:table-cell office:value-type="float" office:value="0">
                <text:p>0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98">
                <text:p>98</text:p>
              </table:table-cell>
              <table:table-cell office:value-type="float" office:value="104">
                <text:p>104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403">
                <text:p>403</text:p>
              </table:table-cell>
              <table:table-cell office:value-type="float" office:value="483">
                <text:p>483</text:p>
              </table:table-cell>
              <table:table-cell office:value-type="float" office:value="531">
                <text:p>53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500</text:p>
              </table:table-cell>
              <table:table-cell office:value-type="float" office:value="879">
                <text:p>879</text:p>
              </table:table-cell>
              <table:table-cell office:value-type="float" office:value="1183">
                <text:p>1183</text:p>
              </table:table-cell>
              <table:table-cell office:value-type="float" office:value="1287">
                <text:p>1287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498">
                <text:p>1498</text:p>
              </table:table-cell>
              <table:table-cell office:value-type="float" office:value="2213">
                <text:p>2213</text:p>
              </table:table-cell>
              <table:table-cell office:value-type="float" office:value="2533">
                <text:p>2533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2415">
                <text:p>2415</text:p>
              </table:table-cell>
              <table:table-cell office:value-type="float" office:value="4072">
                <text:p>4072</text:p>
              </table:table-cell>
              <table:table-cell office:value-type="float" office:value="4899">
                <text:p>4899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465">
                <text:p>3465</text:p>
              </table:table-cell>
              <table:table-cell office:value-type="float" office:value="6732">
                <text:p>6732</text:p>
              </table:table-cell>
              <table:table-cell office:value-type="float" office:value="8550">
                <text:p>8550</text:p>
              </table:table-cell>
              <table:table-cell office:value-type="float" office:value="7328">
                <text:p>7328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4611">
                <text:p>4611</text:p>
              </table:table-cell>
              <table:table-cell office:value-type="float" office:value="10292">
                <text:p>10292</text:p>
              </table:table-cell>
              <table:table-cell office:value-type="float" office:value="14288">
                <text:p>14288</text:p>
              </table:table-cell>
              <table:table-cell office:value-type="float" office:value="11233">
                <text:p>11233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5915">
                <text:p>5915</text:p>
              </table:table-cell>
              <table:table-cell office:value-type="float" office:value="15747">
                <text:p>15747</text:p>
              </table:table-cell>
              <table:table-cell office:value-type="float" office:value="24526">
                <text:p>24526</text:p>
              </table:table-cell>
              <table:table-cell office:value-type="float" office:value="16980">
                <text:p>169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